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mazon Ember" svg:font-family="'Amazon Ember', 'Helvetica Neue', Helvetica, Arial, sans-serif"/>
    <style:font-face style:name="Arial1" svg:font-family="Arial, sans-serif"/>
    <style:font-face style:name="Mulish" svg:font-family="Mulish, Raleway, 'Lucida Sans', 'lucida grande', 'lucida sans unicode', Verdana"/>
    <style:font-face style:name="NewCenturySchlbkLTPro-Roman" svg:font-family="NewCenturySchlbkLTPro-Roman, serif"/>
    <style:font-face style:name="OpenSymbol" svg:font-family="OpenSymbol"/>
    <style:font-face style:name="Quattrocento" svg:font-family="Quattrocento, serif"/>
    <style:font-face style:name="arial" svg:font-family="arial, sans-serif"/>
    <style:font-face style:name="inherit" svg:font-family="inherit"/>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margin-top="0cm" fo:margin-bottom="0.212cm" fo:orphans="2" fo:widows="2" fo:text-indent="0cm" style:auto-text-indent="false" fo:padding="0cm" fo:border="none"/>
      <style:text-properties fo:font-variant="normal" fo:text-transform="none" fo:color="#000000" style:font-name="Quattrocento" fo:font-size="12pt" fo:letter-spacing="normal" fo:font-style="normal" fo:font-weight="normal" style:font-size-asian="12pt" style:font-size-complex="12pt"/>
    </style:style>
    <style:style style:name="P4" style:family="paragraph" style:parent-style-name="Text_20_body">
      <style:paragraph-properties fo:margin-top="0cm" fo:margin-bottom="0cm"/>
    </style:style>
    <style:style style:name="P5" style:family="paragraph" style:parent-style-name="Text_20_body">
      <style:paragraph-properties fo:margin-top="0cm" fo:margin-bottom="0cm" style:line-height-at-least="0.635cm" fo:padding="0cm" fo:border="none"/>
      <style:text-properties fo:font-size="12pt"/>
    </style:style>
    <style:style style:name="P6" style:family="paragraph" style:parent-style-name="Standard">
      <style:paragraph-properties fo:text-align="start" style:justify-single-word="false"/>
    </style:style>
    <style:style style:name="T1" style:family="text">
      <style:text-properties fo:font-variant="normal" fo:text-transform="none" fo:color="#000000" style:font-name="Amazon Ember" fo:font-size="10.5pt" fo:letter-spacing="normal" fo:font-style="normal" style:text-underline-style="solid" style:text-underline-width="auto" style:text-underline-color="font-color" fo:font-weight="normal" fo:background-color="#ffffff"/>
    </style:style>
    <style:style style:name="T2" style:family="text">
      <style:text-properties fo:font-variant="normal" fo:text-transform="none" fo:color="#000000" style:font-name="Amazon Ember" fo:font-size="10.5pt" fo:letter-spacing="normal" fo:font-style="normal" style:text-underline-style="none" fo:font-weight="normal" fo:background-color="#ffffff"/>
    </style:style>
    <style:style style:name="T3" style:family="text">
      <style:text-properties fo:font-variant="normal" fo:text-transform="none" fo:color="#000000" style:font-name="Amazon Ember" fo:font-size="13.5pt" fo:letter-spacing="normal" fo:font-style="normal" style:text-underline-style="solid" style:text-underline-width="auto" style:text-underline-color="font-color" fo:font-weight="bold"/>
    </style:style>
    <style:style style:name="T4" style:family="text">
      <style:text-properties fo:font-variant="normal" fo:text-transform="none" fo:color="#000000" style:font-name="arial" fo:font-size="12pt" fo:letter-spacing="normal" fo:font-style="normal" fo:font-weight="bold"/>
    </style:style>
    <style:style style:name="T5" style:family="text">
      <style:text-properties fo:font-variant="normal" fo:text-transform="none" fo:color="#000000" style:font-name="arial" fo:font-size="12pt" fo:letter-spacing="normal" fo:font-style="normal" fo:font-weight="normal"/>
    </style:style>
    <style:style style:name="T6" style:family="text">
      <style:text-properties fo:font-variant="normal" fo:text-transform="none" fo:color="#000000" style:font-name="arial" fo:font-size="12pt" fo:letter-spacing="normal" fo:font-style="normal" fo:font-weight="normal" style:font-size-asian="12pt" style:font-size-complex="12pt"/>
    </style:style>
    <style:style style:name="T7" style:family="text">
      <style:text-properties fo:font-variant="normal" fo:text-transform="none" fo:color="#000000" style:font-name="arial" fo:font-size="10.5pt" fo:letter-spacing="normal" fo:font-style="normal" fo:font-weight="normal"/>
    </style:style>
    <style:style style:name="T8" style:family="text">
      <style:text-properties fo:font-variant="normal" fo:text-transform="none" fo:color="#000000" style:font-name="arial" fo:font-size="11pt" fo:letter-spacing="normal" fo:font-style="normal" fo:font-weight="normal" style:font-size-asian="11pt" style:font-size-complex="11pt"/>
    </style:style>
    <style:style style:name="T9" style:family="text">
      <style:text-properties fo:font-variant="normal" fo:text-transform="none" fo:color="#000000" fo:letter-spacing="normal"/>
    </style:style>
    <style:style style:name="T10" style:family="text">
      <style:text-properties fo:font-variant="normal" fo:text-transform="none" fo:color="#000000" style:font-name="Quattrocento" fo:font-size="12pt" fo:letter-spacing="normal" fo:font-style="normal" fo:font-weight="normal" style:font-size-asian="12pt" style:font-size-complex="12pt"/>
    </style:style>
    <style:style style:name="T11" style:family="text">
      <style:text-properties fo:font-variant="normal" fo:text-transform="none" fo:color="#000000" style:font-name="Quattrocento" fo:font-size="12pt" fo:letter-spacing="normal" fo:font-style="normal" fo:font-weight="bold" style:font-size-asian="12pt" style:font-size-complex="12pt"/>
    </style:style>
    <style:style style:name="T12" style:family="text">
      <style:text-properties fo:font-variant="normal" fo:text-transform="none" fo:color="#000000" style:font-name="Arial1" fo:font-size="9.75pt" fo:letter-spacing="normal" fo:font-style="normal" style:text-underline-style="solid" style:text-underline-width="auto" style:text-underline-color="font-color" fo:font-weight="normal"/>
    </style:style>
    <style:style style:name="T13" style:family="text">
      <style:text-properties fo:font-variant="normal" fo:text-transform="none" fo:color="#4d4d4d" style:font-name="Amazon Ember" fo:font-size="10.5pt" fo:letter-spacing="normal" fo:font-style="normal" fo:font-weight="normal"/>
    </style:style>
    <style:style style:name="T14" style:family="text">
      <style:text-properties fo:font-variant="normal" fo:text-transform="none" fo:color="#202124" style:font-name="arial" fo:font-size="12pt" fo:letter-spacing="normal" fo:font-style="normal" fo:font-weight="normal"/>
    </style:style>
    <style:style style:name="T15" style:family="text">
      <style:text-properties fo:font-variant="normal" fo:text-transform="none" fo:color="#202124" style:font-name="arial" fo:font-size="12pt" fo:letter-spacing="normal" fo:font-style="normal" fo:font-weight="bold"/>
    </style:style>
    <style:style style:name="T16" style:family="text">
      <style:text-properties fo:font-variant="normal" fo:text-transform="none" fo:color="#202124" fo:letter-spacing="normal"/>
    </style:style>
    <style:style style:name="T17" style:family="text">
      <style:text-properties fo:font-variant="normal" fo:text-transform="none" fo:color="#4d5156" style:font-name="arial" fo:font-size="10.5pt" fo:letter-spacing="normal" fo:font-style="normal" fo:font-weight="normal"/>
    </style:style>
    <style:style style:name="T18" style:family="text">
      <style:text-properties fo:font-variant="normal" fo:text-transform="none" fo:color="#333333" style:font-name="NewCenturySchlbkLTPro-Roman" fo:font-size="11.25pt" fo:letter-spacing="normal" fo:font-style="normal" fo:font-weight="normal"/>
    </style:style>
    <style:style style:name="T19" style:family="text">
      <style:text-properties fo:font-variant="normal" fo:text-transform="none" fo:color="#333333" style:font-name="Arial1" fo:font-size="9.75pt" fo:letter-spacing="normal" fo:font-style="normal" fo:font-weight="normal"/>
    </style:style>
    <style:style style:name="T20" style:family="text">
      <style:text-properties fo:font-variant="normal" fo:text-transform="none" fo:color="#333333" style:font-name="Arial1" fo:font-size="9.75pt" fo:letter-spacing="normal" fo:font-style="normal" fo:font-weight="bold"/>
    </style:style>
    <style:style style:name="T21" style:family="text">
      <style:text-properties fo:font-variant="normal" fo:text-transform="none" fo:color="#333333" fo:letter-spacing="normal"/>
    </style:style>
    <style:style style:name="T22" style:family="text">
      <style:text-properties fo:font-variant="normal" fo:text-transform="none" fo:color="#777777" style:font-name="inherit" fo:font-size="11pt" fo:letter-spacing="normal" fo:font-style="normal" fo:font-weight="bold" style:font-size-asian="11pt" style:font-size-complex="11pt"/>
    </style:style>
    <style:style style:name="T23" style:family="text">
      <style:text-properties fo:font-variant="normal" fo:text-transform="none" fo:color="#444444" style:font-name="Mulish" fo:font-size="11pt" fo:letter-spacing="normal" fo:font-style="normal" fo:font-weight="normal" style:font-size-asian="11pt" style:font-size-complex="11pt"/>
    </style:style>
    <style:style style:name="T24" style:family="text">
      <style:text-properties fo:font-variant="normal" fo:text-transform="none" fo:color="#004297" style:font-name="Arial1" fo:font-size="9.75pt" fo:letter-spacing="normal" fo:font-style="normal" style:text-underline-style="solid" style:text-underline-width="auto" style:text-underline-color="font-color" fo:font-weight="normal"/>
    </style:style>
    <style:style style:name="T25" style:family="text">
      <style:text-properties fo:color="#000000"/>
    </style:style>
    <style:style style:name="T26" style:family="text">
      <style:text-properties fo:color="#000000" style:text-line-through-style="none" style:text-underline-style="none" style:text-blinking="false"/>
    </style:style>
    <style:style style:name="T27" style:family="text">
      <style:text-properties fo:font-size="12pt" style:font-size-asian="12pt" style:font-size-complex="12pt"/>
    </style:style>
    <style:style style:name="T28" style:family="text">
      <style:text-properties fo:font-size="11pt" style:font-size-asian="11pt" style:font-size-complex="11pt"/>
    </style:style>
    <style:style style:name="T29" style:family="text">
      <style:text-properties fo:color="#333333" style:font-name="Arial1" fo:font-size="9.75pt" fo:letter-spacing="normal" fo:font-style="italic" fo:font-weight="normal"/>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rnice1" text:anchor-type="page" text:anchor-page-number="1" svg:x="0cm" svg:y="0cm" svg:width="17.251cm" draw:z-index="1">
        <draw:text-box fo:min-height="1.111cm">
          <text:p text:style-name="Text_20_body"/>
        </draw:text-box>
      </draw:frame>
      <text:p text:style-name="P1">Nome Libro: <text:a xlink:type="simple" xlink:href="https://www.abebooks.it/servlet/BookDetailsPL?bi=30433169590&amp;searchurl=an%3Dgabriel%2Bgarcia%2Bmarquez%26sortby%3D17%26tn%3DCent%2527anni%2Bdi%2Bsolitudine&amp;cm_sp=snippet-_-srp1-_-title2" text:style-name="Internet_20_link" text:visited-style-name="Visited_20_Internet_20_Link"><text:span text:style-name="T3">Cent'anni di solitudine</text:span></text:a><text:line-break/>Autore: <text:a xlink:type="simple" xlink:href="https://www.abebooks.it/ricerca-libro/autore/garc%EDa-m%E1rquez-gabriel?cm_sp=det-_-srp-_-author" text:style-name="Internet_20_link" text:visited-style-name="Visited_20_Internet_20_Link"><text:span text:style-name="Strong_20_Emphasis"><text:span text:style-name="T1">García Márquez, Gabriel</text:span></text:span></text:a><text:span text:style-name="T25"> </text:span><text:line-break/>Genere: Romanzo, Fantasy<text:line-break/>Numero Pagine: 348<text:line-break/>Validazione:<text:line-break/>Prezzo: 4,46<text:line-break/><text:line-break/>Descrizione: <text:span text:style-name="T13">È la storia centenaria della famiglia Buendia e della città di Macondo. In un intreccio di vicende favolose, secondo il disegno premonitorio tracciato nelle pergamene di un indovino, Melquiades, si compie il destino della città dal momento della sua fondazione alla sua momentanea e disordinata fortuna, quando i nordamericani vi impiantarono una piantagione di banane, fino alla sua rovina e definitiva decadenza. </text:span> <text:line-break/><text:line-break/><text:line-break/>Nome Libro: Decameron<text:line-break/>Autore:Giovanni Boccaccio<text:line-break/>Genere: Romanzo, Satira<text:line-break/>Numero Pagine: 900<text:line-break/>Validazione:<text:line-break/>Prezzo: 7,00 €<text:line-break/><text:line-break/>Descrizione:<text:span text:style-name="T14">Il </text:span><text:span text:style-name="T15">Decameron</text:span><text:span text:style-name="T16"> </text:span><text:span text:style-name="T14">racconta la vicenda di dieci giovani che, per sfuggire alla peste del 1348, si ritirano in una villa di campagna, dove trascorrono dieci giornate narrandosi vicendevolmente delle novelle per ingannare piacevolmente il tempo</text:span> <text:line-break/><text:line-break/><text:line-break/>Nome Libro: Delitto E Castighi<text:line-break/>Autore: <text:a xlink:type="simple" xlink:href="https://www.abebooks.it/ricerca-libro/autore/dostoevskij-f%EBdor?cm_sp=det-_-srp-_-author" text:style-name="Internet_20_link" text:visited-style-name="Visited_20_Internet_20_Link"><text:span text:style-name="Strong_20_Emphasis"><text:span text:style-name="T1">Dostoevskij, Fëdor</text:span></text:span></text:a><text:span text:style-name="T25"> </text:span><text:line-break/>Genere: Romanzo<text:line-break/>Numero Pagine: 700<text:line-break/>Validazione:<text:line-break/>Prezzo: 8,00 €<text:line-break/><text:line-break/>Descrizione: <text:span text:style-name="T14">Il romanzo narra la storia </text:span><text:span text:style-name="T15">di</text:span><text:span text:style-name="T16"> </text:span><text:span text:style-name="T14">Raskolnikov, studente espulso dall'università che, per dimostrare il proprio valore decide </text:span><text:span text:style-name="T15">di</text:span><text:span text:style-name="T16"> </text:span><text:span text:style-name="T14">uccidere una vecchia usuraia presso la </text:span><text:span text:style-name="T15">quale</text:span><text:span text:style-name="T16"> </text:span><text:span text:style-name="T14">aveva impegnati vari suoi oggetti </text:span><text:span text:style-name="T15">e</text:span><text:span text:style-name="T16"> </text:span><text:span text:style-name="T14">che considerava inutile per la società.</text:span> <text:line-break/><text:line-break/><text:line-break/>Nome Libro: <text:s/>Odissea<text:line-break/>Autore: Omero<text:line-break/>Genere: Classico Epico<text:line-break/>Numero Pagine: 1000<text:line-break/>Validazione:<text:line-break/>Prezzo: 10 €<text:line-break/><text:line-break/>Descrizione: <text:span text:style-name="T17">L'Odissea è uno dei due grandi poemi epici greci attribuiti al poeta Omero. Narra delle vicende riguardanti l'eroe Odisseo, dopo la fine della Guerra di Troia, narrata nell'Iliade.</text:span> <text:line-break/><text:line-break/><text:line-break/>Nome Libro: Guerra e Pace<text:line-break/>Autore: <text:a xlink:type="simple" xlink:href="https://www.abebooks.it/ricerca-libro/autore/tolstoj-lev?cm_sp=det-_-srp-_-author" text:style-name="Internet_20_link" text:visited-style-name="Visited_20_Internet_20_Link"><text:span text:style-name="Strong_20_Emphasis"><text:span text:style-name="T1">TOLSTOJ LEV</text:span></text:span></text:a><text:span text:style-name="T25"> </text:span><text:line-break/>Genere: Romanzo, Storico<text:line-break/>Numero Pagine:600<text:line-break/><text:soft-page-break/>Validazione:<text:line-break/>Prezzo:12€<text:line-break/><text:line-break/>Descrizione: <text:span text:style-name="T4">Guerra e pace racconta</text:span><text:span text:style-name="T9"> </text:span><text:span text:style-name="T5">le vicende di tre famiglie, i Bolkonskij, i Rostov e i Bezuchov, dal 1805 al 1820, nella cornice di importanti eventi storici: la </text:span><text:span text:style-name="T4">guerra</text:span><text:span text:style-name="T9"> </text:span><text:span text:style-name="T5">tra la Russia </text:span><text:span text:style-name="T4">e</text:span><text:span text:style-name="T9"> </text:span><text:span text:style-name="T5">la Francia napoleonica, la sconfitta nella battaglia di Austerlitz, a cui partecipò il principe Andrej Bolkonskij</text:span><text:span text:style-name="T25"> <text:line-break/></text:span><text:line-break/><text:line-break/>Nome Libro: La Coscienza di Zeno<text:line-break/>Autore: Italo Svevo<text:line-break/>Genere: Romanzo, Narrativo<text:line-break/>Numero Pagine: 380<text:line-break/>Validazione:<text:line-break/>Prezzo: 10,85€<text:line-break/><text:line-break/>Descrizione: <text:span text:style-name="T7">E' un romanzo scritto da </text:span><text:a xlink:type="simple" xlink:href="https://www.studenti.it/italo-svevo-vita-opere.html" text:style-name="Internet_20_link" text:visited-style-name="Visited_20_Internet_20_Link"><text:span text:style-name="T26">Italo Svevo</text:span></text:a><text:span text:style-name="T9"> </text:span><text:span text:style-name="T7">che narra le vicende di Zeno Cosini, un ricco triestino, che per liberarsi dal vizio del fumo si sottopone a una cura psicanalitica che consiste nel mettere per iscritto la propria vita.</text:span><text:span text:style-name="T25"> </text:span><text:line-break/><text:line-break/>Nome Libro: A Sangue Freddo<text:line-break/>Autore: Truman Capote<text:line-break/>Genere: Romanzo<text:line-break/>Numero Pagine: 400<text:line-break/>Validazione:<text:line-break/>Prezzo: 30€<text:line-break/><text:line-break/>Descrizione: <text:span text:style-name="T5">Il 15 novembre 1959, nella cittadina di Holcomb, in Kansas, un proprietario terriero, sua moglie e i loro due figli vengono trovati brutalmente assassinati: </text:span><text:span text:style-name="T4">sangue</text:span><text:span text:style-name="T9"> </text:span><text:span text:style-name="T5">ovunque, cavi telefonici tagliati e solo pochi dollari rubati.</text:span><text:span text:style-name="T25"> </text:span><text:line-break/><text:line-break/><text:line-break/>Nome Libro: <text:a xlink:type="simple" xlink:href="https://www.abebooks.it/servlet/BookDetailsPL?bi=30944969472&amp;searchurl=an%3DMiguel%2Bde%2BCervantes%26sortby%3D17%26tn%3DDon%2BChisciotte&amp;cm_sp=snippet-_-srp1-_-title1" text:style-name="Internet_20_link" text:visited-style-name="Visited_20_Internet_20_Link"><text:span text:style-name="T3">Don Chisciotte</text:span></text:a><text:line-break/>Autore: <text:a xlink:type="simple" xlink:href="https://www.abebooks.it/ricerca-libro/autore/cervantes-miguel-de?cm_sp=det-_-srp-_-author" text:style-name="Internet_20_link" text:visited-style-name="Visited_20_Internet_20_Link"><text:span text:style-name="Strong_20_Emphasis"><text:span text:style-name="T1">Miguel de</text:span></text:span></text:a><text:span text:style-name="T25"> <text:s/></text:span><text:a xlink:type="simple" xlink:href="https://www.abebooks.it/ricerca-libro/autore/cervantes-miguel-de?cm_sp=det-_-srp-_-author" text:style-name="Internet_20_link" text:visited-style-name="Visited_20_Internet_20_Link"><text:span text:style-name="Strong_20_Emphasis"><text:span text:style-name="T1">Cervantes</text:span></text:span></text:a><text:span text:style-name="T25"> </text:span><text:line-break/>Genere: Romanzo, Satira<text:line-break/>Numero Pagine: 600<text:line-break/>Validazione:<text:line-break/>Prezzo: 18,00€<text:line-break/><text:line-break/>Descrizione: <text:span text:style-name="T5">Non più giovane d'età </text:span><text:span text:style-name="T4">e</text:span><text:span text:style-name="T9"> </text:span><text:span text:style-name="T5">non privo di acciacchi, alto, secco </text:span><text:span text:style-name="T4">e</text:span><text:span text:style-name="T9"> </text:span><text:span text:style-name="T5">allampanato, si sceglie il nome di battaglia di </text:span><text:span text:style-name="T4">don Chisciotte</text:span><text:span text:style-name="T5">, promuove a destriero il suo misero ronzino, nomina suo scudiero un rozzo contadino </text:span><text:span text:style-name="T4">del</text:span><text:span text:style-name="T9"> </text:span><text:span text:style-name="T5">borgo, basso </text:span><text:span text:style-name="T4">e</text:span><text:span text:style-name="T9"> </text:span><text:span text:style-name="T5">rubicondo, Sancho Panza, </text:span><text:span text:style-name="T4">e</text:span><text:span text:style-name="T9"> </text:span><text:span text:style-name="T5">lo mette a cavallo di un asino</text:span><text:span text:style-name="T25"> </text:span><text:line-break/><text:line-break/><text:line-break/>Nome Libro: Grandi Speranze<text:line-break/>Autore: <text:a xlink:type="simple" xlink:href="https://www.abebooks.it/ricerca-libro/autore/dickens-charles?cm_sp=det-_-srp-_-author" text:style-name="Internet_20_link" text:visited-style-name="Visited_20_Internet_20_Link"><text:span text:style-name="Strong_20_Emphasis">Charles</text:span></text:a><text:span text:style-name="Strong_20_Emphasis"><text:span text:style-name="T2"> </text:span></text:span><text:a xlink:type="simple" xlink:href="https://www.abebooks.it/ricerca-libro/autore/dickens-charles?cm_sp=det-_-srp-_-author" text:style-name="Internet_20_link" text:visited-style-name="Visited_20_Internet_20_Link"><text:span text:style-name="Strong_20_Emphasis">Dickens</text:span></text:a><text:line-break/>Genere: Romanzo<text:line-break/>Numero Pagine: 500<text:line-break/>Validazione:<text:line-break/>Prezzo: 19€<text:line-break/><text:line-break/><text:soft-page-break/>Descrizione: <text:span text:style-name="Emphasis"><text:span text:style-name="T10">Grandi speranze</text:span></text:span><text:span text:style-name="T10"> di Charles Dickens è un classico della letteratura inglese, un </text:span><text:span text:style-name="Strong_20_Emphasis"><text:span text:style-name="T11">romanzo di formazione</text:span></text:span><text:span text:style-name="T10"> che racconta la storia di Philip, </text:span><text:span text:style-name="Strong_20_Emphasis"><text:span text:style-name="T11">Pip</text:span></text:span><text:span text:style-name="T10">, dall’infanzia all’età adulta.</text:span></text:p>
      <text:p text:style-name="P3">Pip è un bambino destinato a diventare fabbro, finché entra sotto la protezione di Miss Havisham, una donna eccentrica che è sempre vestita con l’abito da sposa con cui doveva sposarsi, che ha come protetta una ragazza, Estella, da lei educata per far soffrire gli uomini per vendicarsi del fidanzato che la ha abbandonata il giorno delle nozze.</text:p>
      <text:p text:style-name="P1"><text:line-break/><text:line-break/><text:line-break/>Nome Libro: Il Rosso E Il Nero<text:line-break/>Autore: <text:a xlink:type="simple" xlink:href="https://www.abebooks.it/ricerca-libro/autore/stendhal?cm_sp=det-_-srp-_-author" text:style-name="Internet_20_link" text:visited-style-name="Visited_20_Internet_20_Link"><text:span text:style-name="Strong_20_Emphasis"><text:span text:style-name="T2">Stendhal</text:span></text:span></text:a> <text:line-break/>Genere: Romanzo, Avventura<text:line-break/>Numero Pagine: 740<text:line-break/>Validazione:<text:line-break/>Prezzo: 22,30€<text:line-break/><text:line-break/>Descrizione: <text:span text:style-name="T18">La bruciante e tragica ascesa di Julien Sorel, giovane avventuroso, romantico e calcolatore, nella Francia della Restaurazione. Il protagonista del più celebre romanzo dello scrittore francese sfida se stesso e la società che vorrebbe conquistare: i suoi amori travolgenti e la sua arida sete di potere, che di volta in volta gli consentono di affermarsi e lo portano alla distruzione, sono i segni distintivi di una letteratura che è riuscita a misurarsi con le più profonde e misteriose contraddizioni del cuore umano. Una nuova traduzione per uno dei romanzi ottocenteschi più amati e letti, storia di un’ambizione e di un amore che portano il giovane protagonista alla rovina, dopo averlo esaltato fino alle stelle.</text:span> <text:line-break/><text:line-break/><text:line-break/>Nome Libro: Orgoglio e Pregiudizio <text:line-break/>Autore: Jane Austen<text:line-break/>Genere: Romanzo Rosa<text:line-break/>Numero Pagine: 600<text:line-break/>Validazione:<text:line-break/>Prezzo: 21 €<text:line-break/><text:line-break/>Descrizione:<text:span text:style-name="T5">Il romanzo </text:span><text:span text:style-name="T4">di</text:span><text:span text:style-name="T9"> </text:span><text:span text:style-name="T5">Jane Austen del 1813 narra la storia </text:span><text:span text:style-name="T4">di</text:span><text:span text:style-name="T9"> </text:span><text:span text:style-name="T5">un giovane ricco </text:span><text:span text:style-name="T4">e di</text:span><text:span text:style-name="T9"> </text:span><text:span text:style-name="T5">buona famiglia, Charles Bingley, che affitta una tenuta nell'Hertfordshire, provocando scompiglio </text:span><text:span text:style-name="T4">e</text:span><text:span text:style-name="T9"> </text:span><text:span text:style-name="T5">disaccordi fra le fanciulle del paese, che vedono in lui un ottimo partito.</text:span><text:span text:style-name="T25"> </text:span><text:line-break/><text:line-break/><text:line-break/>Nome Libro: Faust Teil II<text:line-break/>Autore: <text:a xlink:type="simple" xlink:href="https://www.abebooks.it/ricerca-libro/autore/johann-wolfgang-goethe?cm_sp=det-_-srp-_-author" text:style-name="Internet_20_link" text:visited-style-name="Visited_20_Internet_20_Link"><text:span text:style-name="Strong_20_Emphasis"><text:span text:style-name="T1">Johann Wolfgang Goethe</text:span></text:span></text:a> <text:line-break/>Genere: <text:s/>Romando<text:line-break/>Numero Pagine: 450<text:line-break/>Validazione:<text:line-break/>Prezzo: 40€<text:line-break/><text:line-break/>Descrizione:<text:span text:style-name="T27"> </text:span><text:span text:style-name="Strong_20_Emphasis"><text:span text:style-name="T23">Faust è un professore universitario, scienziato ed alchimista. Ha studiato tutta la vita, ma si rende conto che, per quanto l’uomo si sforzi, la sua conoscenza è nulla. Si dedica allora alla magia, per cercare di svelare i segreti della Natura. Il suo è un anelito, un tendersi verso qualcosa che sembra irraggiungibile, quello che viene definito in tedesco “Streben”.</text:span></text:span><text:span text:style-name="Strong_20_Emphasis"><text:span text:style-name="T22"> </text:span></text:span></text:p>
      <text:p text:style-name="P2"/>
      <text:p text:style-name="P1"><text:line-break/><text:soft-page-break/><text:line-break/><text:line-break/>Nome Libro: Il Barone Rampante<text:line-break/>Autore: Italo Calvino<text:line-break/>Genere:Romanzo, Letteratura<text:line-break/>Numero Pagine: 380<text:line-break/>Validazione:<text:line-break/>Prezzo:15€<text:line-break/><text:line-break/>Descrizione: <text:span text:style-name="T19">Questa è la storia di Cosimo di Rondò, vissuto a Ombrosa, in Liguria, nella seconda metà del XVIII secolo. Il giovane Cosimo stanco dei continui rimproveri dei suoi educatori decide un giorno di sfuggirgli nascondendosi in cima a un albero. Il problema però, è che decide di non scendere mai più. Cosimo passerà la sua vita tra le fronde più alte degli alberi dove costruisce tutto un mondo, destando meraviglia e ammirazione in chiunque scopra la sua storia.</text:span> <text:line-break/><text:line-break/><text:line-break/>Nome Libro: Moby Dick<text:line-break/>Autore: Hermann Ville<text:line-break/>Genere: Avventura, Ragazzi<text:line-break/>Numero Pagine: 600<text:line-break/>Validazione:<text:line-break/>Prezzo: 17€<text:line-break/><text:line-break/>Descrizione: <text:span text:style-name="T19">La balena bianca più famosa della storia della letteratura. Herman Melville racconta l'epico inseguimento del Capitano Achab a Moby Dick come se fosse un incrocio tra l’Antico Testamento, un thriller, un’opera shakespeariana e un trattato di zoologia metafisica. E lo fa con descrizioni memorabili che rimangono nella mente per il resto della vita. </text:span> <text:line-break/><text:line-break/><text:line-break/>Nome Libro: Il Deserto Dei Tartari<text:line-break/>Autore: Dino Battuti<text:line-break/>Genere: Romanzo, Letteratura<text:line-break/>Numero Pagine: 682<text:line-break/>Validazione:<text:line-break/>Prezzo:22€<text:line-break/><text:line-break/>Descrizione: <text:span text:style-name="T19">Giovanni Drogo è un giovane ufficiale che viene spedito a presidio di una fortezza lontana e per diversi anni, ogni momento è vissuto in vista del possibile attacco dei Tartari, che però non arrivano mai. Un giorno Drogo viene rispedito a casa per una promozione e una volta tornato si accorge di aver completamente perso il contatto con il mondo reale: tutte le sue energie sono focalizzate nell’attesa della grande occasione, della battaglia che non arriva, mentre la vita si consuma e gli passa davanti.</text:span> <text:line-break/><text:line-break/><text:line-break/>Nome Libro: La Montagna Incantata</text:p>
      <text:p text:style-name="P1">Autore: Thomas Mann<text:line-break/>Genere: Romanzo<text:line-break/>Numero Pagine:<text:line-break/>Validazione:<text:line-break/>Prezzo:<text:line-break/><text:line-break/>Descrizione: <text:span text:style-name="T19">Hans Castorp parte alla volta del sanatorio Berghof a Davos, sulle Alpi svizzere, per andare a trovare suo cugino lì ricoverato. La visita doveva durare tre settimane, ma si trasformerà in una degenza lunga sette anni quando allo stesso Castorp viene diagnosticata la tubercolosi. Nel sanatorio il giovane viene a contatto con una serie di personaggi che lo faranno uscire trasformato e immensamente arricchito nel </text:span><text:soft-page-break/><text:span text:style-name="T19">profondo.</text:span> <text:line-break/><text:line-break/><text:line-break/>Nome Libro: Alla Ricerca Del Tempo Perduto 1: Dalla Parte Di Swann<text:line-break/>Autore: Marcel Proust<text:line-break/>Genere: Romanzo D'autore<text:line-break/>Numero Pagine: 400<text:line-break/>Validazione:<text:line-break/>Prezzo:11€<text:line-break/><text:line-break/>Descrizione: <text:span text:style-name="T19">Quasi un preludio "musicale" all'intera "Recherche", "Dalla parte di Swann" (1913) introduce i temi cruciali dell'intera opera: il senso del tempo, la memoria, il sogno, l'abitudine, il desiderio. E poi ancora la gelosia, il rapporto tra arte e realtà, l'interagire di rituali ed emozioni. Il lettore fa conoscenza in queste pagine con i personaggi destinati ad accompagnarlo lungo i sette libri - Odette, Bloch, Françoise, Charlus... -, mentre la storia d'amore di Swann diventa quasi "figura" del contrastato rapporto che legherà poi il narratore a Gilberte e Albertine.</text:span> <text:line-break/><text:line-break/><text:line-break/>Nome Libro: Pinocchio<text:line-break/>Autore: Carlo Collodi<text:line-break/>Genere: Romanzo Fantastico<text:line-break/>Numero Pagine: 560<text:line-break/>Validazione:<text:line-break/>Prezzo: 24€<text:line-break/><text:line-break/>Descrizione: <text:span text:style-name="T8">La storia basata sul romanzo di Collodi di un burattino di legno che grazie alle magie della Fata Turchina diventa un bambino vero.</text:span><text:span text:style-name="T28"> </text:span><text:line-break/><text:line-break/><text:line-break/>Nome Libro: Il Conte Di Montecristo<text:line-break/>Autore: <text:s/>Alexandre <text:a xlink:type="simple" xlink:href="https://www.abebooks.it/ricerca-libro/autore/dumas-alexandre?cm_sp=det-_-srp-_-author" text:style-name="Internet_20_link" text:visited-style-name="Visited_20_Internet_20_Link"><text:span text:style-name="Strong_20_Emphasis"><text:span text:style-name="T1">Dumas</text:span></text:span></text:a><text:line-break/>Genere: Romanzo <text:line-break/>Numero Pagine: 600<text:line-break/>Validazione:<text:line-break/>Prezzo: 5€<text:line-break/><text:line-break/>Descrizione: <text:span text:style-name="T5">Edmond arriva in Italia e si fa nominare </text:span><text:span text:style-name="T4">Conte di Montecristo</text:span><text:span text:style-name="T9"> </text:span><text:span text:style-name="T5">dalle Autorità. Ritorna poi a Marsiglia, dove nessuno lo riconosce, e rintraccia Caderousse. Questi si è messo nel frattempo a fare l'oste e gli racconta, dopo aver ricevuto in dono un diamante, che suo padre era morto per gli stenti mentre lo aspettava.</text:span><text:span text:style-name="T25"> </text:span></text:p>
      <text:p text:style-name="Standard"><draw:frame draw:style-name="fr2" draw:name="exacc_unOXYonPHt6Jxc8P5dyPoAs6" text:anchor-type="char" svg:width="17.251cm" draw:z-index="0"><draw:text-box fo:min-height="0.041cm"><text:section text:style-name="Sect1" text:name="_unOXYonPHt6Jxc8P5dyPoAs39"><text:p text:style-name="P4"/><text:section text:style-name="Sect1" text:name="WEB_ANSWERS_RESULT_0_unOXYonPHt6Jxc8P5dyPoAs__51"><text:p text:style-name="P5"/></text:section></text:section></draw:text-box></draw:frame></text:p>
      <text:p text:style-name="P1"><text:line-break/><text:line-break/><text:line-break/>Nome Libro: L'insostenibile Leggerezza Dell'Essere<text:line-break/>Autore: <text:a xlink:type="simple" xlink:href="https://www.abebooks.it/ricerca-libro/autore/kundera-milan?cm_sp=det-_-srp-_-author" text:style-name="Internet_20_link" text:visited-style-name="Visited_20_Internet_20_Link"><text:span text:style-name="Strong_20_Emphasis"><text:span text:style-name="T1">Kundera Milan</text:span></text:span></text:a> <text:line-break/>Genere: Romanzo<text:line-break/>Numero Pagine: 700<text:line-break/>Validazione:<text:line-break/>Prezzo: 19€<text:line-break/><text:line-break/>Descrizione: <text:span text:style-name="T5">Questo romanzo ci racconta di Tomas, un chirurgo di fama che ha perso il lavoro, della sua compagna Tereza, una fotografa che lui ama ma questo amore non è </text:span><text:soft-page-break/><text:span text:style-name="T5">abbastanza per fargli rinunciare alla sue amanti, tra cui Sabina, una pittrice che ha a sua volta un altro amante, il professore universitario Franz.</text:span> <text:line-break/><text:line-break/>Nome Libro: Furore<text:line-break/>Autore: <text:a xlink:type="simple" xlink:href="https://www.abebooks.it/ricerca-libro/autore/john-steinbeck?cm_sp=det-_-srp-_-author" text:style-name="Internet_20_link" text:visited-style-name="Visited_20_Internet_20_Link"><text:span text:style-name="Strong_20_Emphasis"><text:span text:style-name="T1">John Steinbeck</text:span></text:span></text:a> <text:line-break/>Genere: Romanzo<text:line-break/>Numero Pagine: 300<text:line-break/>Validazione:<text:line-break/>Prezzo: 20€<text:line-break/><text:line-break/>Descrizione: <text:span text:style-name="T6">Negli Stati Uniti afflitti dalla grande depressione del 1929, i membri della famiglia Joad, originaria del Mid-West, fuggono dalla siccità verso la terra promessa della California. Purtroppo, le loro speranze devono fare presto i conti con un'atroce realtà di fame, freddo e sconforto.</text:span><text:span text:style-name="T27"> </text:span><text:line-break/><text:line-break/><text:line-break/>Nome Libro: Siddartha<text:line-break/>Autore: <text:a xlink:type="simple" xlink:href="https://www.abebooks.it/ricerca-libro/autore/hermann-hesse?cm_sp=det-_-srp-_-author" text:style-name="Internet_20_link" text:visited-style-name="Visited_20_Internet_20_Link"><text:span text:style-name="Strong_20_Emphasis"><text:span text:style-name="T1">Hermann Hesse</text:span></text:span></text:a><text:span text:style-name="T25"> </text:span><text:line-break/>Genere: Romanzo<text:line-break/>Numero Pagine:400<text:line-break/>Validazione:<text:line-break/>Prezzo:9€<text:line-break/><text:line-break/>Descrizione:<text:line-break/><text:line-break/><text:line-break/>Nome Libro: Uno, Nessuno e Centomila<text:line-break/>Autore: Luigi Pirandello<text:line-break/>Genere: Romanzo<text:line-break/>Numero Pagine:500<text:line-break/>Validazione:<text:line-break/>Prezzo:9€<text:line-break/><text:line-break/>Descrizione: <text:span text:style-name="T19">Guardandosi come ogni mattina allo specchio, Vitangelo Moscarda, detto Gengè, nota un particolare del proprio volto di cui non si è mai accorto: il naso in pendenza verso destra. Inizia qui l'avventura dell'uomo, che si sente sdoppiato in un altro se stesso, conosciuto solo dallo sguardo altrui. Le cose si complicano velocemente: Moscarda non è più alle prese con un solo estraneo, bensì con centomila estranei che convivono in lui, secondo la realtà che gli altri gli danno, "ciascuno a suo modo". Nello sfuggire alle proprie centomila realtà, Gengè si troverà a rinnegare perfino se stesso. Con "Uno, nessuno e centomila", il suo ultimo romanzo (pubblicato nel 1925), lo scrittore siciliano porta all'estremo compimento il processo di scomposizione del personaggio, raggiungendo nel contempo il vertice della sua carriera narrativa...</text:span> <text:line-break/><text:line-break/><text:line-break/>Nome Libro: <text:s/>Il Profumo<text:line-break/>Autore: Patrick Suskind<text:line-break/>Genere: Giallo, Noir<text:line-break/>Numero Pagine: 456<text:line-break/>Validazione:<text:line-break/>Prezzo: 19€<text:line-break/><text:line-break/>Descrizione: <text:span text:style-name="T19">Parigi, XVIII secolo. Jean-Baptiste Grenouille è un orfano dotato di un olfatto sovraumano, che gli permette di percepire qualsiasi tipo di odore o sfumatura vi sia nell’aria. Allo stesso tempo però non è capace di provare alcun sentimento umano e prova disprezzo e disgusto per le altre persone. Un giorno la sua strada è incrociata da una ragazza da un odore sublime, così inebriante che Grenouille decide di ucciderla per </text:span><text:soft-page-break/><text:span text:style-name="T19">poterla annusare senza remora. Nasce da lì la sua disperata ricerca del profumo perfetto, quello che giustamente composto potrà piegare la volontà degli uomini alla sua.</text:span> <text:line-break/><text:line-break/><text:line-break/>Nome Libro: Narciso E Boccadoro<text:line-break/>Autore:Herman Hess<text:line-break/>Genere: Romanzo<text:line-break/>Numero Pagine: 600<text:line-break/>Validazione:<text:line-break/>Prezzo:12€<text:line-break/><text:line-break/>Descrizione: <text:span text:style-name="T19">Narciso è un giovane monaco dedito alla cultura e con uno spiccato talento nel capire l’animo delle persone. Grazie alla conoscenza che ha del greco viene fin da subito mandato ad insegnare alla scuola del monastero dove incontra Boccadoro, uno studente irrequieto, un artista che deve ancora trovare sé stesso e la sua strada, sempre alla ricerca dell’amore delle donne. Tra i due nasce una profonda amicizia che li accompagnerà entrambi per la vita. Hermann Hesse rende perfettamente il contrasto fra natura e spirito in questo libro da leggere assolutamente, almeno una volta nella vita, per capire come l’accettazione della propria natura sia la chiave dell’autorealizzazione.</text:span> <text:line-break/><text:line-break/><text:line-break/>Nome Libro: Cime Tempestose<text:line-break/>Autore: Emily Brontè<text:line-break/>Genere: Romanzo, Rosa<text:line-break/>Numero Pagine: 756<text:line-break/>Validazione:<text:line-break/>Prezzo: 18€<text:line-break/><text:line-break/>Descrizione: <text:span text:style-name="T19">Un romanzo tardogotico oscurato da fantasmi e una straziante storia d’amore e di vendetta, con un diabolico patto che lega i due protagonisti, Heatcliff e Catherine, oltre la morte. Un thriller psicologico, anzi emotivo, con uno sguardo scuro sulle profondità dell'anima. Da principio Cime Tempestose non suscitò l’entusiasmo della critica, fu solo nel Novecento, in una società letteraria attenta all’innovazione e aperta alle prospettive della psicoanalisi, che l’opera di Emily Brontë venne acclamata come uno dei maggiori capolavori della letteratura di tutti i tempi.</text:span> <text:line-break/><text:line-break/><text:line-break/>Nome Libro: Gita Al Faro<text:line-break/>Autore: Virginia Woolf<text:line-break/>Genere: Romanzo letterario<text:line-break/>Numero Pagine: 500<text:line-break/>Validazione:<text:line-break/>Prezzo:32€<text:line-break/><text:line-break/>Descrizione: <text:span text:style-name="T19">Gita al faro è ambientato nel 1914 sull’isola di Skye nelle Ebridi, dove soggiorna in vacanza la famiglia Ramsay: la serena e materna signora Ramsay, il brusco e severo signor Ramsay e James il figlio piccolo. Una sera la famiglia programma una gita al Faro per il giorno dopo, meta a lungo sognata dal piccolo James, ma verrà poi rimandata per il maltempo. Quello che i protagonisti non sanno è che passeranno ben dieci anni prima che quella gita diventi realtà. Dieci anni che si sviluppano nello spazio di poche pagine, in cui si scoprono tutte le vicissitudini della famiglia.</text:span> <text:line-break/><text:line-break/><text:line-break/>Nome Libro: <text:s/>Anna Karenina<text:line-break/>Autore: <text:a xlink:type="simple" xlink:href="https://www.mondadoristore.it/libri/Lev-Nikolaevic-Tolstoj/aut00177210/" text:style-name="Internet_20_link" text:visited-style-name="Visited_20_Internet_20_Link"><text:span text:style-name="T12">Lev Nikolaevic Tolstoj</text:span></text:a> <text:line-break/>Genere: Romanzo, Drammatico<text:line-break/>Numero Pagine: 560<text:line-break/>Validazione:<text:line-break/><text:soft-page-break/>Prezzo:23€<text:line-break/><text:line-break/>Descrizione: <text:span text:style-name="T19">Il romanzo racconta la tragica passione che una elegante e tormentata dama dell'aristocrazia russa, sposata senza amore a un alto funzionario dell'apparato statale, prova per il fascinoso ma superficiale conte Vronskij. Attorno a questo nucleo si muovono altre figure e altre vicende, tra cui l'amore soddisfatto di Lévin e di Kitty, felice soluzione al problema morale che inquietava allora Tolstòj. Sullo sfondo di una grandiosa pittura d'ambiente - i salotti aristocratici di Mosca e Pietroburgo, la quieta campagna russa - e di un attento studio psicologico dei caratteri, Tolstòj costruisce quella che a molti lettori, Dostoevskij per primo, è parsa come "l'opera d'arte assolutamente perfetta". Con uno scritto di Vladimir Nabokov. Introduzione, cronologia e bibliografia di Igor Sibaldi.</text:span> <text:line-break/><text:line-break/><text:line-break/> Nome Libro: I Fratelli Karamazov<text:line-break/>Autore: <text:a xlink:type="simple" xlink:href="https://www.mondadoristore.it/libri/Fedor-Michajlovic-Dostoevskij/aut00008898/" text:style-name="Internet_20_link" text:visited-style-name="Visited_20_Internet_20_Link"><text:span text:style-name="T12">Fedor Michajlovic Dostoevskij</text:span></text:a><text:span text:style-name="T25"> </text:span><text:line-break/>Genere: <text:s/>Romanzo, Giallo<text:line-break/>Numero Pagine: 468<text:line-break/>Validazione:<text:line-break/>Prezzo: 8€<text:line-break/><text:line-break/>Descrizione:<text:span text:style-name="T19">L’ultimo romanzo del grande scrittore russo Dostoevskij narra la storia della famiglia Karamazov. Fëdor Pavloviç è un anziano proprietario terriero russo di provincia che si comporta in maniera dissoluta e vive nel disonore. Nella sua vita ha avuto quattro figli da donne diverse, ma non ha mai prestato loro molta attenzione, lasciandoli crescere da parenti e governanti. A sconvolgere l’equilibrio del romanzo è l’uccisione di Fëdor, di cui inizialmente viene accusato Dimitrij, il primo figlio, in quanto sia lui che il padre si innamorano della stessa donna, Grusenka. Ma sarà davvero lui l’assassino?</text:span> <text:line-break/><text:line-break/><text:line-break/>Nome Libro: La Storia<text:line-break/>Autore: Elsa Morante<text:line-break/>Genere: Romanzo, Guerra<text:line-break/>Numero Pagine: 600<text:line-break/>Validazione:<text:line-break/>Prezzo:13€<text:line-break/><text:line-break/>Descrizione: <text:span text:style-name="Emphasis"><text:span text:style-name="T29">La Storia</text:span></text:span><text:span text:style-name="T21"> </text:span><text:span text:style-name="T19">è un romanzo ambientato in una Roma devastata dalla guerra e vede come protagonista Ida Ramundo, una maestra elementare di origine ebraica, rimasta vedova e con un figlio, Nino. Un giorno Ida viene stuprata da un soldato tedesco e rimane incinta di Giuseppe, un bambino che porterà nella sua vita speranza e allegria. Tuttavia, i tempi sono duri e la speranza di Ida viene presto messa alla prova dalle difficoltà della vita in tempo di guerra. Meraviglioso e struggente, questo romanzo è il capolavoro di Elsa Morante, che qui dipinge la storia del nostro Paese durante la Seconda Guerra Mondiale vista attraverso gli occhi di una madre e il suo bambino.</text:span> <text:line-break/><text:line-break/><text:line-break/>Nome Libro: Via Col Vento<text:line-break/>Autore: Margaret Mitchell<text:line-break/>Genere: Romanzo, Noir<text:line-break/>Numero Pagine: 465<text:line-break/>Validazione:<text:line-break/>Prezzo:14€<text:line-break/><text:line-break/>Descrizione:<text:span text:style-name="T19">Unico romanzo della scrittrice e giornalista Margaret Mitchell, </text:span><text:span text:style-name="Emphasis"><text:span text:style-name="T29">Via col Vento</text:span></text:span><text:span text:style-name="T21"> </text:span><text:span text:style-name="T19">è un bestseller senza età, che è stato capace di conquistare migliaia di lettori con una storia d’amore commovente, a cui fa da cornice un ritratto realistico e intrigante della storia americana. Il libro narra le vicende della viziata e capricciosa Rossella ‘O Hara, la cui vita protetta nella piantagione di famiglia, Tara, è sconvolta dallo scoppio della guerra civile. Una guerra che la costringerà a grandi sacrifici e la porterà, dopo due matrimoni e varie tragedie personali e familiari, a innamorarsi dell’avventuriero Rhett Butler.</text:span> <text:line-break/><text:soft-page-break/><text:line-break/><text:line-break/>Nome Libro: David Copperfield<text:line-break/>Autore: Charles Dickens<text:line-break/>Genere: Romanzo<text:line-break/>Numero Pagine:523<text:line-break/>Validazione:<text:line-break/>Prezzo:18€<text:line-break/><text:line-break/>Descrizione:<text:span text:style-name="T19">David, orfano di padre, vive un’infanzia felice con la madre, fino a quando quest’ultima sposa il signor Murdstone, un uomo crudele che la porta alla tomba. Privo di affetti e dopo una serie di esperienze negative e avvilenti, David riesce a trovare un po’ di felicità presso la zia Betsey, che accetta di prendersi cura di lui e lo manda a studiare a Canterbury presso la casa del suo avvocato. Divenuto cronista parlamentare e conquistata anche una fama letteraria, David inizialmente sposa Dora, ma dopo qualche anno dalla morte di quest’ultima si innamora di Agnes, la dolce figlia dell’avvocato di Canterbury.  Le avventure che caratterizzano la vita di David Copperfield prendono in realtà ispirazione da esperienze vissute dallo stesso Dickens, che tuttavia riesce ad andare ben oltre il banale autobiografismo e a realizzare una delle “commedie umane” più lette di ogni tempo.</text:span> <text:line-break/><text:line-break/><text:line-break/>Nome Libro: Il Signore Delle Mosche<text:line-break/>Autore: William Golding<text:line-break/>Genere: Romanzo<text:line-break/>Numero Pagine:<text:line-break/>Validazione:<text:line-break/>Prezzo: 12€<text:line-break/><text:line-break/>Descrizione:<text:span text:style-name="T19">La storia è ambientata durante una guerra, in cui </text:span><text:span text:style-name="Strong_20_Emphasis"><text:span text:style-name="T20">un aereo precipita</text:span></text:span><text:span text:style-name="T21"> </text:span><text:span text:style-name="T19">su un’isola. I sopravvissuti risultano essere solamente un </text:span><text:span text:style-name="Strong_20_Emphasis"><text:span text:style-name="T20">gruppo di ragazzi</text:span></text:span><text:span text:style-name="T19">, che sin da subito si organizzano per sopravvivere al meglio. Se da un lato abbiamo chi agisce in maniera impulsiva, appiccando un fuoco affinché dall’alto notino la loro presenza (ma che finirà per bruciare parte dell’isola); dall’altro abbiamo chi è più riflessivo e cerca di calcolare ogni singolo spostamento risultando noioso, benché giusto. Un intenso </text:span><text:span text:style-name="Strong_20_Emphasis"><text:span text:style-name="T20">romanzo di formazione</text:span></text:span><text:span text:style-name="T19">, dove è possibile fare i conti con le </text:span><text:span text:style-name="Strong_20_Emphasis"><text:span text:style-name="T20">paure</text:span></text:span><text:span text:style-name="T21"> </text:span><text:span text:style-name="T19">più recondite dentro di noi e che solo con una grande analisi personale sarà possibile sconfiggerle.</text:span>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mazon Ember" svg:font-family="'Amazon Ember', 'Helvetica Neue', Helvetica, Arial, sans-serif"/>
    <style:font-face style:name="Arial1" svg:font-family="Arial, sans-serif"/>
    <style:font-face style:name="Mulish" svg:font-family="Mulish, Raleway, 'Lucida Sans', 'lucida grande', 'lucida sans unicode', Verdana"/>
    <style:font-face style:name="NewCenturySchlbkLTPro-Roman" svg:font-family="NewCenturySchlbkLTPro-Roman, serif"/>
    <style:font-face style:name="OpenSymbol" svg:font-family="OpenSymbol"/>
    <style:font-face style:name="Quattrocento" svg:font-family="Quattrocento, serif"/>
    <style:font-face style:name="arial" svg:font-family="arial, sans-serif"/>
    <style:font-face style:name="inherit" svg:font-family="inherit"/>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2" style:font-size-complex="24pt"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6-01T15:30:13.19</meta:creation-date>
    <meta:editing-duration>PT5H4M</meta:editing-duration>
    <meta:editing-cycles>3</meta:editing-cycles>
    <meta:generator>OpenOffice/4.1.8$Win32 OpenOffice.org_project/418m3$Build-9803</meta:generator>
    <dc:date>2022-06-03T05:18:18.53</dc:date>
    <meta:document-statistic meta:table-count="0" meta:image-count="0" meta:object-count="0" meta:page-count="9" meta:paragraph-count="6" meta:word-count="2913" meta:character-count="19322"/>
  </office:meta>
</office:document-meta>
</file>